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56" style:parent-style-name="Standard" style:list-style-name="LFO1" style:family="paragraph"/>
    <style:style style:name="P5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8" style:parent-style-name="Standard" style:list-style-name="LFO1" style:family="paragraph"/>
    <style:style style:name="P5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" style:parent-style-name="Standard" style:list-style-name="LFO1" style:family="paragraph"/>
    <style:style style:name="P6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" style:parent-style-name="Standard" style:list-style-name="LFO1" style:family="paragraph"/>
    <style:style style:name="P6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4" style:parent-style-name="Standard" style:list-style-name="LFO1" style:family="paragraph"/>
    <style:style style:name="P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6" style:parent-style-name="Standard" style:list-style-name="LFO1" style:family="paragraph"/>
    <style:style style:name="P6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84" style:parent-style-name="Standard" style:family="paragraph">
      <style:paragraph-properties fo:margin-left="0.5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Exercises</text:p>
      <text:p text:style-name="P2">I- Since</text:p>
      <text:p text:style-name="P3">1- I have worked here since I left school</text:p>
      <text:p text:style-name="P4">2- They have been watching this program since it started</text:p>
      <text:p text:style-name="P5">3- She has been living in Liverpool since she was born</text:p>
      <text:p text:style-name="P6">4- They have been staying with us since last week</text:p>
      <text:p text:style-name="P7">5- My<text:s/>grandparents have been living in the USA since 1968</text:p>
      <text:p text:style-name="P8">6- My sister has become a Canadian citizen since the New year</text:p>
      <text:p text:style-name="P9"/>
      <text:p text:style-name="P10">Since is used to indicate a precise date or event. The action continues to the present</text:p>
      <text:p text:style-name="P11">The verb is conjugated in the present-perfect</text:p>
      <text:p text:style-name="P12"/>
      <text:p text:style-name="P13">II- For</text:p>
      <text:p text:style-name="P14">1- It has been raining for hours</text:p>
      <text:p text:style-name="P15">2- Pas de Calais, Belgium and North Germany have been flooded for months</text:p>
      <text:p text:style-name="P16">3- My grandparents have been living in the USA for 56 years</text:p>
      <text:p text:style-name="P17">4- Tom and Ann have gone on holiday to Spain for 30 years</text:p>
      <text:p text:style-name="P18">5- They have settled in<text:s/>Colchester for 5 years</text:p>
      <text:p text:style-name="P19">6- Frank and Sharon have travelled around New Zealand for 6 months</text:p>
      <text:p text:style-name="P20"/>
      <text:p text:style-name="P21">For is used to indicate a duration</text:p>
      <text:p text:style-name="P22">The verb is conjugated in the present-perfect</text:p>
      <text:p text:style-name="P23"/>
      <text:p text:style-name="P24">III- ago</text:p>
      <text:p text:style-name="P25">1- I finished this book two days ago</text:p>
      <text:p text:style-name="P26">2- They arrived in Antarctica one month ago</text:p>
      <text:p text:style-name="P27">3- The experiment on Thwaites glacier began 3 weeks ago</text:p>
      <text:p text:style-name="P28">4- My grandparents moved to the USA 56 years ago</text:p>
      <text:p text:style-name="P29">5- They left Yorkshire 5 years ago</text:p>
      <text:p text:style-name="P30">6- Greg went out 5 minutes ago Can I take a message?</text:p>
      <text:p text:style-name="P31"/>
      <text:p text:style-name="P32">Ago is situated at the end in the sentence</text:p>
      <text:p text:style-name="P33">The verb is conjugated in the past simple</text:p>
      <text:p text:style-name="P34"/>
      <text:p text:style-name="P35">IV- Write since, for, ago where appropriate</text:p>
      <text:p text:style-name="P36">1- I have been working on my homework for two hours</text:p>
      <text:p text:style-name="P37">2- John came home from college 15 days ago</text:p>
      <text:p text:style-name="P38">3- Douglass has been attending college since 2020</text:p>
      <text:p text:style-name="P39">4- People lived in caves a long time ago</text:p>
      <text:p text:style-name="P40">5- Father has been sick for a week</text:p>
      <text:p text:style-name="P41">6- Jane has been missing from class since Monday</text:p>
      <text:p text:style-name="P42">7- I went on vacation three weeks ago</text:p>
      <text:p text:style-name="P43">8- She has been renovating her house since she moved in the area</text:p>
      <text:p text:style-name="P44">9- We had to buy a new washing machine 3 days ago</text:p>
      <text:p text:style-name="P45">10- She has been waiting for the bus for a long time</text:p>
      <text:p text:style-name="P46">11-<text:s/>I have been studying English <text:s/>for three years.</text:p>
      <text:p text:style-name="P47">12- We have been waiting for delivery since last Tuesday.</text:p>
      <text:p text:style-name="P48">13- They arrived here ten days ago</text:p>
      <text:p text:style-name="P49">14- I met him two years ago</text:p>
      <text:p text:style-name="P50">15- I have been trying to get through on<text:s/>the phone for the past hour.</text:p>
      <text:p text:style-name="P51">16- The machine broke down an hour ago</text:p>
      <text:p text:style-name="P52">17- I have been driving since 1974.</text:p>
      <text:p text:style-name="P53">18- The new art gallery has been open since October.</text:p>
      <text:p text:style-name="P54"/>
      <text:p text:style-name="P55">V- Translate into English :</text:p>
      <text:list text:style-name="LFO1" text:continue-numbering="true">
        <text:list-item>
          <text:p text:style-name="P56">Nous avons quitté l’Indonésie il y a 10 ans</text:p>
        </text:list-item>
      </text:list>
      <text:p text:style-name="P57">We left Indonesia 10 years ago.</text:p>
      <text:list text:style-name="LFO1" text:continue-numbering="true">
        <text:list-item>
          <text:p text:style-name="P58">Nous habitons au Puy depuis 4 ans</text:p>
        </text:list-item>
      </text:list>
      <text:p text:style-name="P59">We have been living in Le Puy-En-Velay for 4 years.</text:p>
      <text:list text:style-name="LFO1" text:continue-numbering="true">
        <text:list-item>
          <text:p text:style-name="P60">Nous habitons au Puy depuis 2020</text:p>
        </text:list-item>
      </text:list>
      <text:p text:style-name="P61">We have been living in Le Puy-En-Velay since 2020.</text:p>
      <text:list text:style-name="LFO1" text:continue-numbering="true">
        <text:list-item>
          <text:p text:style-name="P62">Ils ont marché du Puy à Alès il y a 5 mois*</text:p>
        </text:list-item>
      </text:list>
      <text:p text:style-name="P63">They walked from the Puy to Alès 5 month ago.</text:p>
      <text:list text:style-name="LFO1" text:continue-numbering="true">
        <text:list-item>
          <text:p text:style-name="P64">Vous écoutez de la musique depuis ce matin</text:p>
        </text:list-item>
      </text:list>
      <text:p text:style-name="P65">You have been listening to music since this morning.</text:p>
      <text:list text:style-name="LFO1" text:continue-numbering="true">
        <text:list-item>
          <text:p text:style-name="P66">Cela fait des heures que vous écoutez de la musique</text:p>
        </text:list-item>
      </text:list>
      <text:p text:style-name="P67">You have been listening to music for hours.</text:p>
      <text:p text:style-name="P68"/>
      <text:p text:style-name="P69"/>
      <text:p text:style-name="P70"/>
      <text:p text:style-name="P71">I have not slept well … last vacation.</text:p>
      <text:p text:style-name="P72"/>
      <text:p text:style-name="P73">A long time … , I was able to be drunk.</text:p>
      <text:p text:style-name="P74"/>
      <text:p text:style-name="P75">It as been a long time … I have enjoyed eating food.</text:p>
      <text:p text:style-name="P76"/>
      <text:p text:style-name="P77">I have been walking … 15 minutes now.</text:p>
      <text:p text:style-name="P78"/>
      <text:p text:style-name="P79">I always have been wanting to fly … I was a kid.</text:p>
      <text:p text:style-name="P80"/>
      <text:p text:style-name="P81"/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s Vial</dc:creator>
    <meta:creation-date>2024-01-03T14:04:00Z</meta:creation-date>
    <dc:date>2024-01-24T08:07:00Z</dc:date>
    <meta:template xlink:href="Normal.dotm" xlink:type="simple"/>
    <meta:editing-cycles>19</meta:editing-cycles>
    <meta:editing-duration>PT6420S</meta:editing-duration>
    <meta:document-statistic meta:page-count="1" meta:paragraph-count="5" meta:word-count="454" meta:character-count="2950" meta:row-count="20" meta:non-whitespace-character-count="2501"/>
  </office:meta>
</office:document-meta>
</file>